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size="14pt" fo:language="en" fo:country="US" style:text-underline-style="solid" style:text-underline-width="auto" style:text-underline-color="font-color" fo:font-weight="bold" officeooo:paragraph-rsid="00174aca" style:font-size-asian="14pt" style:font-weight-asian="bold" style:font-size-complex="14pt" style:font-weight-complex="bold"/>
    </style:style>
    <style:style style:name="P2" style:family="paragraph" style:parent-style-name="Standard">
      <style:text-properties fo:language="en" fo:country="US" officeooo:paragraph-rsid="00174aca"/>
    </style:style>
    <style:style style:name="P3" style:family="paragraph" style:parent-style-name="Standard">
      <style:text-properties fo:language="en" fo:country="US" officeooo:paragraph-rsid="001862e9"/>
    </style:style>
    <style:style style:name="P4" style:family="paragraph" style:parent-style-name="Standard">
      <style:text-properties fo:language="en" fo:country="US" officeooo:paragraph-rsid="0018d78a"/>
    </style:style>
    <style:style style:name="P5" style:family="paragraph" style:parent-style-name="Standard">
      <style:text-properties fo:language="en" fo:country="US" officeooo:paragraph-rsid="001a16d3"/>
    </style:style>
    <style:style style:name="P6" style:family="paragraph" style:parent-style-name="Standard">
      <style:text-properties fo:language="en" fo:country="US" officeooo:paragraph-rsid="001abaf4"/>
    </style:style>
    <style:style style:name="P7" style:family="paragraph" style:parent-style-name="Standard">
      <style:text-properties fo:language="en" fo:country="US" officeooo:paragraph-rsid="001e4713"/>
    </style:style>
    <style:style style:name="P8" style:family="paragraph" style:parent-style-name="Standard">
      <style:text-properties fo:language="en" fo:country="US" officeooo:paragraph-rsid="001f6a4b"/>
    </style:style>
    <style:style style:name="P9" style:family="paragraph" style:parent-style-name="Standard">
      <style:text-properties fo:language="en" fo:country="US" officeooo:paragraph-rsid="001fb763"/>
    </style:style>
    <style:style style:name="P10" style:family="paragraph" style:parent-style-name="Standard">
      <style:text-properties fo:language="en" fo:country="US" officeooo:paragraph-rsid="0020c482"/>
    </style:style>
    <style:style style:name="T1" style:family="text">
      <style:text-properties officeooo:rsid="00174aca"/>
    </style:style>
    <style:style style:name="T2" style:family="text">
      <style:text-properties officeooo:rsid="001862e9"/>
    </style:style>
    <style:style style:name="T3" style:family="text">
      <style:text-properties officeooo:rsid="0018d78a"/>
    </style:style>
    <style:style style:name="T4" style:family="text">
      <style:text-properties officeooo:rsid="001a16d3"/>
    </style:style>
    <style:style style:name="T5" style:family="text">
      <style:text-properties officeooo:rsid="001abaf4"/>
    </style:style>
    <style:style style:name="T6" style:family="text">
      <style:text-properties officeooo:rsid="001c4ff0"/>
    </style:style>
    <style:style style:name="T7" style:family="text">
      <style:text-properties officeooo:rsid="001e4713"/>
    </style:style>
    <style:style style:name="T8" style:family="text">
      <style:text-properties officeooo:rsid="001f6a4b"/>
    </style:style>
    <style:style style:name="T9" style:family="text">
      <style:text-properties officeooo:rsid="001fb763"/>
    </style:style>
    <style:style style:name="T10" style:family="text">
      <style:text-properties officeooo:rsid="0020c48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resentation Backup Text</text:span></text:p>
      <text:p text:style-name="P2"><text:span text:style-name="T1"/></text:p>
      <text:p text:style-name="P3"><text:span text:style-name="T2">Introduction</text:span></text:p>
      <text:p text:style-name="P3"><text:span text:style-name="T2">So, Welcome to the presentation of my bachelor thesis proposal.</text:span></text:p>
      <text:p text:style-name="P3"><text:span text:style-name="T2">Before I begin, I want to inform you, that I am a stutterer. I have learned some techniques to handle this, but in </text:span><text:span text:style-name="T3">English</text:span><text:span text:style-name="T2"> it is still difficult for me.</text:span></text:p>
      <text:p text:style-name="P3"><text:span text:style-name="T2"/></text:p>
      <text:p text:style-name="P3"><text:span text:style-name="T2">Motivation</text:span></text:p>
      <text:p text:style-name="P3"><text:span text:style-name="T2">So, I want to talk about multi-robot systems and first I want to show you where they appear and what use they have.</text:span></text:p>
      <text:p text:style-name="P4"><text:span text:style-name="T2">Here you can see a picture of the Kiva robots. They are used in warehousing </text:span><text:span text:style-name="T6">and can drive under shelfs, lift it and bring it to a worker in the packing area. After it they bring the shelf back to the storage area.</text:span></text:p>
      <text:p text:style-name="P4"><text:span text:style-name="T3">Why do they use a multi-robot system? I think it is obvious. A single robot would be to slow to do many simultaneous orders and a huge machine would </text:span><text:span text:style-name="T6">just </text:span><text:span text:style-name="T3">be to expensive.</text:span></text:p>
      <text:p text:style-name="P5"><text:span text:style-name="T4">In logistics </text:span><text:span text:style-name="T6">you can f</text:span><text:span text:style-name="T4">or example think of a factory which produces personalized products. Logistic robots could feed the machines with different parts needed for an individual product. In this scenario the multi-robot system has the advantage to be very flexible. </text:span><text:span text:style-name="T6">For example, if a machine is overloaded or out of order the </text:span><text:span text:style-name="T4">robots can go to a </text:span><text:span text:style-name="T6">machine of the same type. (Furthermore </text:span><text:span text:style-name="T4">i</text:span><text:span text:style-name="T6">t would be</text:span><text:span text:style-name="T4"> easier to extend the factory and add new machines.</text:span><text:span text:style-name="T6">)</text:span></text:p>
      <text:p text:style-name="P5"><text:span text:style-name="T4">There are many other domains in which multi-robot systems can be useful. </text:span><text:span text:style-name="T5">In the picture you can see the two robots </text:span><text:span text:style-name="T7">with different abilities for planetary exploration</text:span><text:span text:style-name="T5">. Or imagine rescue scenarios</text:span><text:span text:style-name="T7"> where you can deploy hundreds autonomous robots with different abilities.</text:span></text:p>
      <text:p text:style-name="P6"><text:span text:style-name="T5">To sum it up you can say, that multi-robot systems are useful and about to get more important.</text:span></text:p>
      <text:p text:style-name="P6"><text:span text:style-name="T5"/></text:p>
      <text:p text:style-name="P7"><text:span text:style-name="T7">Problem-Solution</text:span></text:p>
      <text:p text:style-name="P7"><text:span text:style-name="T7">But, developing software for multi-robot systems is difficult, especially when you are testing. Here are some major problems.</text:span></text:p>
      <text:p text:style-name="P7"><text:span text:style-name="T7">If you test, you need the environment and robots the software is made for. You have to setup the robots, bring them to the right place, keep the batteries loaded, etc. It is hard to test high level components if the low level components are not finished because of the dependencies. Comparing different multi-agent strategies can be very time consuming, because the effort of the setup scales with the number of robots and you want to look at multiple runs.</text:span></text:p>
      <text:p text:style-name="P8"><text:span text:style-name="T8">So, testing is very time and resource consuming.</text:span></text:p>
      <text:p text:style-name="P8"><text:span text:style-name="T8">How do we want to tackle this problems? We develop a multi robot simulation.</text:span></text:p>
      <text:p text:style-name="P8"><text:span text:style-name="T8">You don't need the physical environment and the robots any longer for ordinary testing. You only have to setup the software. You can simulate the right behavior of low level components by providing ground truth and you can run the simulation as much and as long ans you want.</text:span></text:p>
      <text:p text:style-name="P8"><text:span text:style-name="T8">So, the simulation saves time and resources.</text:span></text:p>
      <text:p text:style-name="P8"><text:span text:style-name="T8">Therefore, in my bachelor-thesis, I want to develop a multi-robot simulation with the ability to evaluate multi-agent strategies!</text:span></text:p>
      <text:p text:style-name="P8"><text:span text:style-name="T8"/></text:p>
      <text:p text:style-name="P9"><text:span text:style-name="T9">LLSF</text:span></text:p>
      <text:p text:style-name="P9"><text:span text:style-name="T9">The scenario the simuation will be for at first is the Logistic League sponsored by Festo. I am a member of the Carologistics team and we participate in this league of the RoboCup. The league is a testbed <text:s/>for logistic robots in a factory scenario. The task is to produce and deliver products by feeding machines with resources an semi-finished products. So, the challenge is to optimize the workflow and maximize the performance. </text:span></text:p>
      <text:p text:style-name="P9"><text:span text:style-name="T9"/></text:p>
      <text:p text:style-name="P9"><text:span text:style-name="T9">Fawkes:</text:span></text:p>
      <text:p text:style-name="P9"><text:span text:style-name="T9">We operate the robots with Fawkes. Fawkes is an Open Source robot software framework. It was developed here at KBSG. The most important features for this thesis are the component-based </text:span><text:soft-page-break/><text:span text:style-name="T9">design. So you can load plugins </text:span><text:span text:style-name="T10">for different tasks and a plugin can communicate over a blackboard which is readable for every other plugin interested in the information. Therefore the simulation can exchange the sensor and actuator plugins and the components we want to test would not notice the difference.</text:span></text:p>
      <text:p text:style-name="P9"><text:span text:style-name="T10"/></text:p>
      <text:p text:style-name="P10"><text:span text:style-name="T10">Gazebo</text:span></text:p>
      <text:p text:style-name="P10"><text:span text:style-name="T10">The basic simulator I want to use is Gazebo. It is Open Source, uses the Ogre 3D graphics engine and the Open Dynamics Physics Engine. So the simulator is capable of simulating important difficulties such as reflections slipping wheels, which influence the odometry etc. The simulator uses a plugin approach. (This makes it easy to extend it and write plugins for simulated devices.) Furthermore the simulator supports many standart platform robots and sensors and is highly founded. (In the picture you can see the Atlas Robot by Boston Dynamics, which is used for the DARPA challenge in this year.) So Gazebo is a suitable simulator for this thesis and seem to be good for future work.</text:span></text:p>
      <text:p text:style-name="P10"><text:span text:style-name="T10"/></text:p>
      <text:p text:style-name="P10"><text:span text:style-name="T10">Goals</text:span></text:p>
      <text:p text:style-name="P10"><text:span text:style-name="T10">Now I want to present you the goals of my thes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ederik Zwilling</meta:initial-creator>
    <meta:creation-date>2013-07-19T12:25:36</meta:creation-date>
    <dc:date>2013-07-19T14:42:05</dc:date>
    <dc:creator>Frederik Zwilling</dc:creator>
    <meta:editing-duration>PT2H14M32S</meta:editing-duration>
    <meta:editing-cycles>2</meta:editing-cycles>
    <meta:generator>LibreOffice/3.6$Linux_X86_64 LibreOffice_project/360m1$Build-2</meta:generator>
    <meta:document-statistic meta:table-count="0" meta:image-count="0" meta:object-count="0" meta:page-count="2" meta:paragraph-count="27" meta:word-count="758" meta:character-count="4418" meta:non-whitespace-character-count="3685"/>
  </office:meta>
</office:document-meta>
</file>